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officeooo:rsid="00081d99" officeooo:paragraph-rsid="00081d99" style:font-weight-asian="bold" style:font-weight-complex="bold"/>
    </style:style>
    <style:style style:name="P2" style:family="paragraph" style:parent-style-name="Standard">
      <style:paragraph-properties fo:text-align="justify" style:justify-single-word="false"/>
      <style:text-properties fo:font-size="16pt" fo:font-weight="bold" officeooo:rsid="00070e43" officeooo:paragraph-rsid="00070e43" style:font-weight-asian="bold" style:font-weight-complex="bold"/>
    </style:style>
    <style:style style:name="P3" style:family="paragraph" style:parent-style-name="Standard">
      <style:paragraph-properties fo:text-align="justify" style:justify-single-word="false"/>
      <style:text-properties fo:font-size="16pt" officeooo:rsid="00070e43" officeooo:paragraph-rsid="00070e43"/>
    </style:style>
    <style:style style:name="P4" style:family="paragraph" style:parent-style-name="Standard">
      <style:paragraph-properties fo:text-align="justify" style:justify-single-word="false"/>
      <style:text-properties fo:font-size="16pt" fo:language="en" fo:country="US" officeooo:rsid="0008046c" officeooo:paragraph-rsid="0008046c"/>
    </style:style>
    <style:style style:name="P5" style:family="paragraph" style:parent-style-name="Standard">
      <style:paragraph-properties fo:text-align="justify" style:justify-single-word="false"/>
      <style:text-properties fo:font-size="16pt" fo:language="en" fo:country="US" fo:font-weight="bold" officeooo:rsid="0008046c" officeooo:paragraph-rsid="0008046c" style:font-weight-asian="bold" style:font-weight-complex="bold"/>
    </style:style>
    <style:style style:name="P6" style:family="paragraph" style:parent-style-name="Standard">
      <style:paragraph-properties fo:text-align="justify" style:justify-single-word="false"/>
      <style:text-properties fo:font-size="16pt" fo:language="en" fo:country="US" fo:font-weight="bold" officeooo:rsid="00080a36" officeooo:paragraph-rsid="00080a36" style:font-weight-asian="bold" style:font-weight-complex="bold"/>
    </style:style>
    <style:style style:name="P7" style:family="paragraph" style:parent-style-name="Standard">
      <style:paragraph-properties fo:text-align="justify" style:justify-single-word="false"/>
      <style:text-properties fo:font-size="16pt" fo:language="en" fo:country="US" officeooo:rsid="00080a36" officeooo:paragraph-rsid="00080a36"/>
    </style:style>
    <style:style style:name="T1"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E ANGLAIS</text:p>
      <text:p text:style-name="P3"/>
      <text:p text:style-name="P2">DIAPO 1 (Première diapo)</text:p>
      <text:p text:style-name="P3"/>
      <text:p text:style-name="P4">We are going to present to you our project to make Canberra a better city</text:p>
      <text:p text:style-name="P4"/>
      <text:p text:style-name="P5">DIAPO 2 (Infos Canberra)</text:p>
      <text:p text:style-name="P4"/>
      <text:p text:style-name="P4">Canberra is the capital city of Australia and is located in the south of the country. It has a population of around 450 000 people.</text:p>
      <text:p text:style-name="P4">The average Canberra citizen has a carbon footprint of 3.5 tons of CO<text:span text:style-name="T1">2</text:span> a year, which is much less than most developed countries.</text:p>
      <text:p text:style-name="P4">In the last couple years, the city has followed a low-carbon policy and between 2020 and 2022 they managed to produce all of their electricity via renewable resources like wind and solar energy.</text:p>
      <text:p text:style-name="P4">Because of this, today’s Canberra seems like a good starting point to create a sustainable city. This is why we chose it for our project.</text:p>
      <text:p text:style-name="P4"/>
      <text:p text:style-name="P5">DIAPO 3 (présentation projet)</text:p>
      <text:p text:style-name="P4"/>
      <text:p text:style-name="P4">For our project, we took inspiration from the solarpunk futurism movement. This movement opposed to the cyberpunk vision of the future imagines eco-friendly cities covered in vegetation. </text:p>
      <text:p text:style-name="P4">Our guidelines for the projects were the following:</text:p>
      <text:p text:style-name="P4">- The city must be fully sustainable and have a low environment impact, with energy efficient buildings and low carbon transportation</text:p>
      <text:p text:style-name="P4">- The city must look good and people must find it enjoyable to live in</text:p>
      <text:p text:style-name="P4"/>
      <text:p text:style-name="P5">DIAPO 4 (bâtiments)</text:p>
      <text:p text:style-name="P4"/>
      <text:p text:style-name="P4">The buildings are a very important aspect of the city. They will be built in sustainable materials, such as stone and packed mud bricks, wood and bamboo. Those are much more sustainable than concrete and steel.</text:p>
      <text:p text:style-name="P4">The buildings will be covered with vegetation, which not only looks good but has many practical uses: plants will help regulate temperate, humidity and improve air quality just like they do in forests.</text:p>
      <text:p text:style-name="P4">The buildings themselves will also be oriented in optimal directions so that the sun enlightens the inside as much as possible.</text:p>
      <text:p text:style-name="P4">By all these methods, the buildings will be very energy efficient.</text:p>
      <text:p text:style-name="P4"><text:soft-page-break/></text:p>
      <text:p text:style-name="P5">DIAPO 5 (transports)</text:p>
      <text:p text:style-name="P4"/>
      <text:p text:style-name="P4">Transportation is also a major cause of pollution. For this reason, everything will be made in a way to encourage low-carbon transportation.</text:p>
      <text:p text:style-name="P4">There will be much larger sidewalks and crosswalks and large areas of the city will be mostly walk-only areas, so that people walk more often which doesn’t pollute at all and is very healthy for them.</text:p>
      <text:p text:style-name="P4">Car roads will mostly be replaced by cycling ways where many bicycles will ride.</text:p>
      <text:p text:style-name="P4">For long-distance rides across the city and going around during bad weather, people will be able to take public transport which will be developed through our project. Electric tramways and buses will go through all of the city and allow large amounts of people to travel around without polluting.</text:p>
      <text:p text:style-name="P4">Cars will be completely forbidden in the city and people will have to leave them at the border.</text:p>
      <text:p text:style-name="P4"/>
      <text:p text:style-name="P5">DIAPO 6 (magasins)</text:p>
      <text:p text:style-name="P4"/>
      <text:p text:style-name="P4">Giant supermarkets aren’t good for the environment. This is partially because they are in one spot and people from all the city go buy stuff there, which forces them to drive and pollute. To fix this, they will be replaced by lots of small shops spread everywhere in the city. Everyone must have a place to buy all the life basics within 10 minutes of walking. On top of being good for the environment, this will be very convenient.</text:p>
      <text:p text:style-name="P4"/>
      <text:p text:style-name="P5">DIAPO 7 (electricité)</text:p>
      <text:p text:style-name="P4"/>
      <text:p text:style-name="P4">Energy production is also a challenging aspect. Canberra already has done great progress getting rid of coal plants. In the future, all of the energy used in Canberra will be produced from renewable resources. Solar farms and wind turbines fields will provide enough energy for the moderate population of the city without causing too much pollution.</text:p>
      <text:p text:style-name="P4"/>
      <text:p text:style-name="P6">DIAPO 8 (fin)</text:p>
      <text:p text:style-name="P7"/>
      <text:p text:style-name="P7">That’s it, thanks for your atten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8T13:57:21.877000000</meta:creation-date>
    <meta:generator>LibreOffice/7.5.2.2$Windows_X86_64 LibreOffice_project/53bb9681a964705cf672590721dbc85eb4d0c3a2</meta:generator>
    <dc:date>2024-11-18T14:42:28.411000000</dc:date>
    <meta:editing-duration>PT45M5S</meta:editing-duration>
    <meta:editing-cycles>4</meta:editing-cycles>
    <meta:document-statistic meta:table-count="0" meta:image-count="0" meta:object-count="0" meta:page-count="2" meta:paragraph-count="30" meta:word-count="602" meta:character-count="3518" meta:non-whitespace-character-count="2945"/>
  </office:meta>
</office:document-meta>
</file>